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Bitstream Charter" svg:font-family="'Bitstream Charter'" style:font-family-generic="roman"/>
    <style:font-face style:name="Caladea" svg:font-family="Caladea" style:font-family-generic="roman"/>
    <style:font-face style:name="FreeSans" svg:font-family="FreeSans" style:font-family-generic="roman"/>
    <style:font-face style:name="Latin Modern Math" svg:font-family="'Latin Modern Math'" style:font-family-generic="roman"/>
    <style:font-face style:name="Robota" svg:font-family="Robota" style:font-family-generic="roman"/>
    <style:font-face style:name="TeXGyreChorus" svg:font-family="TeXGyreChorus" style:font-family-generic="roman"/>
    <style:font-face style:name="Ubuntu" svg:font-family="Ubuntu" style:font-family-generic="roman"/>
    <style:font-face style:name="Arial1" svg:font-family="Arial" style:font-family-generic="swiss"/>
    <style:font-face style:name="FreeSans2" svg:font-family="FreeSans" style:font-family-generic="swiss"/>
    <style:font-face style:name="Caladea1" svg:font-family="Caladea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font-name="Arial2" fo:font-size="14pt" officeooo:rsid="0019d6bd" officeooo:paragraph-rsid="0019d6bd" style:font-size-asian="14pt" style:font-size-complex="14pt"/>
    </style:style>
    <style:style style:name="P2" style:family="paragraph" style:parent-style-name="Standard">
      <style:text-properties style:font-name="Arial2" fo:font-size="14pt" officeooo:rsid="001b7523" officeooo:paragraph-rsid="001b7523" style:font-size-asian="14pt" style:font-size-complex="14pt"/>
    </style:style>
    <style:style style:name="P3" style:family="paragraph" style:parent-style-name="Standard">
      <style:text-properties style:font-name="Arial2" fo:font-size="14pt" officeooo:rsid="001d6a2e" officeooo:paragraph-rsid="001f094d" style:font-size-asian="14pt" style:font-size-complex="14pt"/>
    </style:style>
    <style:style style:name="P4" style:family="paragraph" style:parent-style-name="Standard">
      <style:text-properties style:font-name="Arial2" fo:font-size="14pt" officeooo:rsid="0026f867" officeooo:paragraph-rsid="0026f867" style:font-size-asian="14pt" style:font-size-complex="14pt"/>
    </style:style>
    <style:style style:name="P5" style:family="paragraph" style:parent-style-name="Standard">
      <style:text-properties style:font-name="Arial2" fo:font-size="14pt" officeooo:rsid="00276fd5" officeooo:paragraph-rsid="00276fd5" style:font-size-asian="14pt" style:font-size-complex="14pt"/>
    </style:style>
    <style:style style:name="P6" style:family="paragraph" style:parent-style-name="Standard">
      <style:text-properties style:font-name="Arial2" fo:font-size="14pt" officeooo:rsid="002be577" officeooo:paragraph-rsid="002e5b5d" style:font-size-asian="14pt" style:font-size-complex="14pt"/>
    </style:style>
    <style:style style:name="P7" style:family="paragraph" style:parent-style-name="Standard">
      <style:text-properties style:font-name="Arial2" fo:font-size="14pt" officeooo:rsid="002be577" officeooo:paragraph-rsid="002ddcfd" style:font-size-asian="14pt" style:font-size-complex="14pt"/>
    </style:style>
    <style:style style:name="P8" style:family="paragraph" style:parent-style-name="Standard">
      <style:text-properties officeooo:rsid="0036da45" officeooo:paragraph-rsid="0036da45"/>
    </style:style>
    <style:style style:name="P9" style:family="paragraph" style:parent-style-name="Standard" style:list-style-name="L1">
      <style:text-properties officeooo:paragraph-rsid="001f094d"/>
    </style:style>
    <style:style style:name="P10" style:family="paragraph" style:parent-style-name="Standard" style:list-style-name="L1">
      <style:text-properties officeooo:paragraph-rsid="0033b0bb"/>
    </style:style>
    <style:style style:name="P11" style:family="paragraph" style:parent-style-name="Standard" style:list-style-name="L1">
      <style:text-properties officeooo:paragraph-rsid="0036da45"/>
    </style:style>
    <style:style style:name="P12" style:family="paragraph" style:parent-style-name="Standard" style:list-style-name="L1">
      <style:text-properties officeooo:paragraph-rsid="00380d80"/>
    </style:style>
    <style:style style:name="P13" style:family="paragraph" style:parent-style-name="Standard" style:list-style-name="L1">
      <style:text-properties officeooo:paragraph-rsid="004c6a83"/>
    </style:style>
    <style:style style:name="P14" style:family="paragraph" style:parent-style-name="Standard" style:list-style-name="L1">
      <style:text-properties style:font-name="Arial2" fo:font-size="14pt" officeooo:rsid="0019d6bd" officeooo:paragraph-rsid="0019d6bd" style:font-size-asian="14pt" style:font-size-complex="14pt"/>
    </style:style>
    <style:style style:name="P15" style:family="paragraph" style:parent-style-name="Standard" style:list-style-name="L1">
      <style:text-properties style:font-name="Arial2" fo:font-size="14pt" officeooo:rsid="001b7523" officeooo:paragraph-rsid="001b7523" style:font-size-asian="14pt" style:font-size-complex="14pt"/>
    </style:style>
    <style:style style:name="P16" style:family="paragraph" style:parent-style-name="Standard" style:list-style-name="L1">
      <style:text-properties style:font-name="Arial2" fo:font-size="14pt" officeooo:rsid="001d6a2e" officeooo:paragraph-rsid="001d6a2e" style:font-size-asian="14pt" style:font-size-complex="14pt"/>
    </style:style>
    <style:style style:name="P17" style:family="paragraph" style:parent-style-name="Standard" style:list-style-name="L1">
      <style:text-properties style:font-name="Arial2" fo:font-size="14pt" officeooo:rsid="001d6a2e" officeooo:paragraph-rsid="001f81f0" style:font-size-asian="14pt" style:font-size-complex="14pt"/>
    </style:style>
    <style:style style:name="P18" style:family="paragraph" style:parent-style-name="Standard" style:list-style-name="L1">
      <style:text-properties style:font-name="Arial2" fo:font-size="14pt" officeooo:rsid="001f29c4" officeooo:paragraph-rsid="001f29c4" style:font-size-asian="14pt" style:font-size-complex="14pt"/>
    </style:style>
    <style:style style:name="P19" style:family="paragraph" style:parent-style-name="Standard" style:list-style-name="L1">
      <style:text-properties style:font-name="Arial2" fo:font-size="14pt" officeooo:rsid="002043d1" officeooo:paragraph-rsid="002043d1" style:font-size-asian="14pt" style:font-size-complex="14pt"/>
    </style:style>
    <style:style style:name="P20" style:family="paragraph" style:parent-style-name="Standard" style:list-style-name="L1">
      <style:text-properties style:font-name="Arial2" fo:font-size="14pt" officeooo:rsid="001f81f0" officeooo:paragraph-rsid="001f81f0" style:font-size-asian="14pt" style:font-size-complex="14pt"/>
    </style:style>
    <style:style style:name="P21" style:family="paragraph" style:parent-style-name="Standard" style:list-style-name="L1">
      <style:text-properties style:font-name="Arial2" fo:font-size="14pt" officeooo:rsid="001f094d" officeooo:paragraph-rsid="001f094d" style:font-size-asian="14pt" style:font-size-complex="14pt"/>
    </style:style>
    <style:style style:name="P22" style:family="paragraph" style:parent-style-name="Standard" style:list-style-name="L1">
      <style:text-properties style:font-name="Arial2" fo:font-size="14pt" officeooo:rsid="002029b0" officeooo:paragraph-rsid="002029b0" style:font-size-asian="14pt" style:font-size-complex="14pt"/>
    </style:style>
    <style:style style:name="P23" style:family="paragraph" style:parent-style-name="Standard" style:list-style-name="L1">
      <style:text-properties style:font-name="Arial2" fo:font-size="14pt" officeooo:rsid="0026f867" officeooo:paragraph-rsid="0026f867" style:font-size-asian="14pt" style:font-size-complex="14pt"/>
    </style:style>
    <style:style style:name="P24" style:family="paragraph" style:parent-style-name="Standard" style:list-style-name="L1">
      <style:text-properties style:font-name="Arial2" fo:font-size="14pt" officeooo:rsid="00276fd5" officeooo:paragraph-rsid="00276fd5" style:font-size-asian="14pt" style:font-size-complex="14pt"/>
    </style:style>
    <style:style style:name="P25" style:family="paragraph" style:parent-style-name="Standard" style:list-style-name="L1">
      <style:text-properties style:font-name="Arial2" fo:font-size="14pt" officeooo:rsid="0027f068" officeooo:paragraph-rsid="0027f068" style:font-size-asian="14pt" style:font-size-complex="14pt"/>
    </style:style>
    <style:style style:name="P26" style:family="paragraph" style:parent-style-name="Standard" style:list-style-name="L1">
      <style:text-properties style:font-name="Arial2" fo:font-size="14pt" officeooo:rsid="0029eaa1" officeooo:paragraph-rsid="0029eaa1" style:font-size-asian="14pt" style:font-size-complex="14pt"/>
    </style:style>
    <style:style style:name="P27" style:family="paragraph" style:parent-style-name="Standard" style:list-style-name="L1">
      <style:text-properties style:font-name="Arial2" fo:font-size="14pt" officeooo:rsid="002ad193" officeooo:paragraph-rsid="002ad193" style:font-size-asian="14pt" style:font-size-complex="14pt"/>
    </style:style>
    <style:style style:name="P28" style:family="paragraph" style:parent-style-name="Standard" style:list-style-name="L1">
      <style:text-properties style:font-name="Arial2" fo:font-size="14pt" officeooo:rsid="002ddcfd" officeooo:paragraph-rsid="002e5b5d" style:font-size-asian="14pt" style:font-size-complex="14pt"/>
    </style:style>
    <style:style style:name="P29" style:family="paragraph" style:parent-style-name="Standard" style:list-style-name="L1">
      <style:text-properties style:font-name="Arial2" fo:font-size="14pt" officeooo:rsid="002be577" officeooo:paragraph-rsid="002e5b5d" style:font-size-asian="14pt" style:font-size-complex="14pt"/>
    </style:style>
    <style:style style:name="P30" style:family="paragraph" style:parent-style-name="Standard" style:list-style-name="L1">
      <style:text-properties style:font-name="Arial2" fo:font-size="14pt" officeooo:rsid="00303d14" officeooo:paragraph-rsid="00303d14" style:font-size-asian="14pt" style:font-size-complex="14pt"/>
    </style:style>
    <style:style style:name="P31" style:family="paragraph" style:parent-style-name="Standard" style:list-style-name="L1">
      <style:text-properties style:font-name="Arial2" fo:font-size="14pt" officeooo:rsid="0033b0bb" officeooo:paragraph-rsid="0033b0bb" style:font-size-asian="14pt" style:font-size-complex="14pt"/>
    </style:style>
    <style:style style:name="P32" style:family="paragraph" style:parent-style-name="Standard" style:list-style-name="L1">
      <style:text-properties style:font-name="Arial2" fo:font-size="14pt" officeooo:rsid="002e5b5d" officeooo:paragraph-rsid="002e5b5d" style:font-size-asian="14pt" style:font-size-complex="14pt"/>
    </style:style>
    <style:style style:name="P33" style:family="paragraph" style:parent-style-name="Standard" style:list-style-name="L1">
      <style:text-properties style:font-name="Arial2" fo:font-size="14pt" fo:font-style="normal" officeooo:rsid="00352e75" officeooo:paragraph-rsid="00352e75" style:font-size-asian="14pt" style:font-style-asian="normal" style:font-size-complex="14pt" style:font-style-complex="normal"/>
    </style:style>
    <style:style style:name="P34" style:family="paragraph" style:parent-style-name="Standard" style:list-style-name="L1">
      <style:text-properties fo:color="#000000" style:font-name="Bitstream Charter" fo:font-size="12pt" fo:font-style="normal" officeooo:rsid="0036da45" officeooo:paragraph-rsid="0036da45" style:font-size-asian="12pt" style:font-style-asian="normal" style:font-size-complex="14pt" style:font-style-complex="normal"/>
    </style:style>
    <style:style style:name="P35" style:family="paragraph" style:parent-style-name="Standard" style:list-style-name="L1">
      <style:text-properties fo:color="#000000" style:font-name="Bitstream Charter" fo:font-size="12pt" fo:font-style="normal" officeooo:rsid="00380d80" officeooo:paragraph-rsid="00380d80" style:font-size-asian="12pt" style:font-style-asian="normal" style:font-size-complex="14pt" style:font-style-complex="normal"/>
    </style:style>
    <style:style style:name="P36" style:family="paragraph" style:parent-style-name="Standard" style:list-style-name="L1">
      <style:text-properties fo:color="#000000" style:font-name="Bitstream Charter" fo:font-size="12pt" fo:font-style="normal" officeooo:rsid="00380d80" officeooo:paragraph-rsid="00380d80" style:font-size-asian="12pt" style:font-style-asian="normal" style:font-style-complex="normal"/>
    </style:style>
    <style:style style:name="P37" style:family="paragraph" style:parent-style-name="Standard" style:list-style-name="L1">
      <style:text-properties fo:color="#000000" style:font-name="Arial1" fo:font-size="14pt" fo:font-style="normal" officeooo:rsid="00352e75" officeooo:paragraph-rsid="00352e75" style:font-size-asian="14pt" style:font-style-asian="normal" style:font-size-complex="14pt" style:font-style-complex="normal"/>
    </style:style>
    <style:style style:name="P38" style:family="paragraph" style:parent-style-name="Standard" style:list-style-name="L1">
      <style:text-properties fo:color="#000000" style:font-name="Arial" fo:font-size="12pt" fo:font-style="normal" officeooo:rsid="003dbbca" officeooo:paragraph-rsid="003dbbca" style:font-size-asian="12pt" style:font-style-asian="normal" style:font-size-complex="14pt" style:font-style-complex="normal"/>
    </style:style>
    <style:style style:name="P39" style:family="paragraph" style:parent-style-name="Standard">
      <style:text-properties fo:color="#000000" style:font-name="Arial" fo:font-size="12pt" fo:font-style="normal" officeooo:rsid="003dbbca" officeooo:paragraph-rsid="003dbbca" style:font-size-asian="12pt" style:font-style-asian="normal" style:font-size-complex="14pt" style:font-style-complex="normal"/>
    </style:style>
    <style:style style:name="P40" style:family="paragraph" style:parent-style-name="Standard" style:list-style-name="L1">
      <style:text-properties fo:color="#000000" style:font-name="Arial" fo:font-size="12pt" fo:font-style="normal" officeooo:rsid="003fb53e" officeooo:paragraph-rsid="003fb53e" style:font-size-asian="12pt" style:font-style-asian="normal" style:font-size-complex="14pt" style:font-style-complex="normal"/>
    </style:style>
    <style:style style:name="P41" style:family="paragraph" style:parent-style-name="Standard" style:list-style-name="L1">
      <style:text-properties fo:color="#000000" style:font-name="Arial" fo:font-size="12pt" fo:font-style="normal" officeooo:rsid="0041d18e" officeooo:paragraph-rsid="0041d18e" style:font-size-asian="12pt" style:font-style-asian="normal" style:font-size-complex="14pt" style:font-style-complex="normal"/>
    </style:style>
    <style:style style:name="P42" style:family="paragraph" style:parent-style-name="Standard" style:list-style-name="L1">
      <style:text-properties fo:color="#000000" style:font-name="Arial" fo:font-size="12pt" fo:font-style="normal" officeooo:rsid="004217fc" officeooo:paragraph-rsid="004217fc" style:font-size-asian="12pt" style:font-style-asian="normal" style:font-size-complex="14pt" style:font-style-complex="normal"/>
    </style:style>
    <style:style style:name="P43" style:family="paragraph" style:parent-style-name="Standard" style:list-style-name="L1">
      <style:text-properties fo:color="#000000" style:font-name="Arial" fo:font-size="12pt" fo:font-style="normal" officeooo:rsid="00438a64" officeooo:paragraph-rsid="00438a64" style:font-size-asian="12pt" style:font-style-asian="normal" style:font-size-complex="14pt" style:font-style-complex="normal"/>
    </style:style>
    <style:style style:name="P44" style:family="paragraph" style:parent-style-name="Standard" style:list-style-name="L1">
      <style:text-properties fo:color="#000000" style:font-name="Arial" fo:font-size="12pt" fo:font-style="normal" officeooo:rsid="0044b4ad" officeooo:paragraph-rsid="0044b4ad" style:font-size-asian="12pt" style:font-style-asian="normal" style:font-size-complex="14pt" style:font-style-complex="normal"/>
    </style:style>
    <style:style style:name="P45" style:family="paragraph" style:parent-style-name="Standard" style:list-style-name="L1">
      <style:text-properties fo:color="#000000" style:font-name="Arial" fo:font-size="12pt" fo:font-style="normal" officeooo:rsid="004720eb" officeooo:paragraph-rsid="004720eb" style:font-size-asian="12pt" style:font-style-asian="normal" style:font-size-complex="14pt" style:font-style-complex="normal"/>
    </style:style>
    <style:style style:name="P46" style:family="paragraph" style:parent-style-name="Standard" style:list-style-name="L1">
      <style:text-properties fo:color="#000000" style:font-name="Arial" fo:font-size="12pt" fo:font-style="normal" officeooo:rsid="00487f46" officeooo:paragraph-rsid="00487f46" style:font-size-asian="12pt" style:font-style-asian="normal" style:font-size-complex="14pt" style:font-style-complex="normal"/>
    </style:style>
    <style:style style:name="P47" style:family="paragraph" style:parent-style-name="Standard" style:list-style-name="L1">
      <style:text-properties fo:color="#000000" style:font-name="Arial" fo:font-size="12pt" fo:font-style="normal" officeooo:rsid="0048a21a" officeooo:paragraph-rsid="0048a21a" style:font-size-asian="12pt" style:font-style-asian="normal" style:font-size-complex="14pt" style:font-style-complex="normal"/>
    </style:style>
    <style:style style:name="P48" style:family="paragraph" style:parent-style-name="Standard" style:list-style-name="L1">
      <style:text-properties fo:color="#000000" style:font-name="Arial" fo:font-size="12pt" fo:font-style="normal" officeooo:rsid="0048a21a" officeooo:paragraph-rsid="004a2789" style:font-size-asian="12pt" style:font-style-asian="normal" style:font-size-complex="14pt" style:font-style-complex="normal"/>
    </style:style>
    <style:style style:name="P49" style:family="paragraph" style:parent-style-name="Standard" style:list-style-name="L1">
      <style:text-properties fo:color="#000000" style:font-name="Arial" fo:font-size="12pt" fo:font-style="normal" officeooo:rsid="004a2789" officeooo:paragraph-rsid="004a2789" style:font-size-asian="12pt" style:font-style-asian="normal" style:font-size-complex="14pt" style:font-style-complex="normal"/>
    </style:style>
    <style:style style:name="P50" style:family="paragraph" style:parent-style-name="Standard" style:list-style-name="L1">
      <style:text-properties fo:color="#000000" style:font-name="Arial" fo:font-size="12pt" fo:font-style="normal" officeooo:rsid="004c6a83" officeooo:paragraph-rsid="004c6a83" style:font-size-asian="12pt" style:font-style-asian="normal" style:font-size-complex="14pt" style:font-style-complex="normal"/>
    </style:style>
    <style:style style:name="P51" style:family="paragraph" style:parent-style-name="Standard" style:list-style-name="">
      <style:text-properties fo:color="#000000" style:font-name="Arial" fo:font-size="12pt" fo:font-style="normal" officeooo:rsid="004c6a83" officeooo:paragraph-rsid="004c6a83" style:font-size-asian="12pt" style:font-style-asian="normal" style:font-size-complex="14pt" style:font-style-complex="normal"/>
    </style:style>
    <style:style style:name="P52" style:family="paragraph" style:parent-style-name="Standard" style:list-style-name="L1">
      <style:text-properties fo:color="#000000" style:font-name="Arial" fo:font-size="12pt" fo:font-style="normal" officeooo:rsid="004d860c" officeooo:paragraph-rsid="004d860c" style:font-size-asian="12pt" style:font-style-asian="normal" style:font-size-complex="14pt" style:font-style-complex="normal"/>
    </style:style>
    <style:style style:name="P53" style:family="paragraph" style:parent-style-name="Standard" style:list-style-name="L1">
      <style:text-properties fo:font-style="normal" officeooo:rsid="00396668" officeooo:paragraph-rsid="00396668" style:font-style-asian="normal" style:font-style-complex="normal"/>
    </style:style>
    <style:style style:name="P54" style:family="paragraph" style:parent-style-name="Standard" style:list-style-name="L1">
      <style:text-properties fo:font-style="normal" officeooo:rsid="003d0dc9" officeooo:paragraph-rsid="003d0dc9" style:font-style-asian="normal" style:font-style-complex="normal"/>
    </style:style>
    <style:style style:name="P55" style:family="paragraph" style:parent-style-name="Standard" style:list-style-name="L1">
      <style:text-properties officeooo:rsid="00380d80" officeooo:paragraph-rsid="00380d80"/>
    </style:style>
    <style:style style:name="P56" style:family="paragraph" style:parent-style-name="Standard" style:list-style-name="L1">
      <style:text-properties style:font-name="Arial1" fo:font-size="14pt" officeooo:paragraph-rsid="00352e75" style:font-size-asian="14pt" style:font-size-complex="14pt"/>
    </style:style>
    <style:style style:name="P57" style:family="paragraph" style:parent-style-name="Standard" style:list-style-name="L1">
      <style:paragraph-properties fo:break-before="page"/>
      <style:text-properties style:font-name="Arial2" fo:font-size="14pt" officeooo:rsid="001b7523" officeooo:paragraph-rsid="001b7523" style:font-size-asian="14pt" style:font-size-complex="14pt"/>
    </style:style>
    <style:style style:name="P58" style:family="paragraph" style:parent-style-name="Standard" style:list-style-name="L1">
      <style:paragraph-properties fo:break-before="page"/>
      <style:text-properties style:font-name="Arial2" fo:font-size="14pt" officeooo:rsid="001f29c4" officeooo:paragraph-rsid="001f29c4" style:font-size-asian="14pt" style:font-size-complex="14pt"/>
    </style:style>
    <style:style style:name="P59" style:family="paragraph" style:parent-style-name="Standard" style:list-style-name="L1">
      <style:paragraph-properties fo:break-before="page"/>
      <style:text-properties style:font-name="Arial2" fo:font-size="14pt" officeooo:rsid="001f81f0" officeooo:paragraph-rsid="001f81f0" style:font-size-asian="14pt" style:font-size-complex="14pt"/>
    </style:style>
    <style:style style:name="P60" style:family="paragraph" style:parent-style-name="Standard" style:list-style-name="L1">
      <style:paragraph-properties fo:break-before="page"/>
      <style:text-properties style:font-name="Arial2" fo:font-size="14pt" officeooo:rsid="002029b0" officeooo:paragraph-rsid="002029b0" style:font-size-asian="14pt" style:font-size-complex="14pt"/>
    </style:style>
    <style:style style:name="P61" style:family="paragraph" style:parent-style-name="Standard" style:list-style-name="L1">
      <style:paragraph-properties fo:break-before="page"/>
      <style:text-properties style:font-name="Arial2" fo:font-size="14pt" officeooo:rsid="00276fd5" officeooo:paragraph-rsid="00276fd5" style:font-size-asian="14pt" style:font-size-complex="14pt"/>
    </style:style>
    <style:style style:name="P62" style:family="paragraph" style:parent-style-name="Standard" style:list-style-name="L1">
      <style:paragraph-properties fo:break-before="page"/>
      <style:text-properties style:font-name="Arial2" fo:font-size="14pt" officeooo:rsid="0029eaa1" officeooo:paragraph-rsid="0029eaa1" style:font-size-asian="14pt" style:font-size-complex="14pt"/>
    </style:style>
    <style:style style:name="P63" style:family="paragraph" style:parent-style-name="Standard" style:list-style-name="L1">
      <style:paragraph-properties fo:break-before="page"/>
      <style:text-properties style:font-name="Arial2" fo:font-size="14pt" officeooo:rsid="002e5b5d" officeooo:paragraph-rsid="002e5b5d" style:font-size-asian="14pt" style:font-size-complex="14pt"/>
    </style:style>
    <style:style style:name="P64" style:family="paragraph" style:parent-style-name="Standard" style:list-style-name="L1">
      <style:paragraph-properties fo:break-before="page"/>
      <style:text-properties fo:color="#000000" style:font-name="Bitstream Charter" fo:font-size="12pt" fo:font-style="normal" officeooo:rsid="0036da45" officeooo:paragraph-rsid="0036da45" style:font-size-asian="12pt" style:font-style-asian="normal" style:font-size-complex="14pt" style:font-style-complex="normal"/>
    </style:style>
    <style:style style:name="P65" style:family="paragraph" style:parent-style-name="Standard" style:list-style-name="L1">
      <style:paragraph-properties fo:break-before="page"/>
      <style:text-properties fo:color="#000000" style:font-name="Bitstream Charter" fo:font-size="12pt" fo:font-style="normal" officeooo:rsid="00380d80" officeooo:paragraph-rsid="00380d80" style:font-size-asian="12pt" style:font-style-asian="normal" style:font-size-complex="14pt" style:font-style-complex="normal"/>
    </style:style>
    <style:style style:name="P66" style:family="paragraph" style:parent-style-name="Standard" style:list-style-name="L1">
      <style:paragraph-properties fo:break-before="page"/>
      <style:text-properties fo:color="#000000" style:font-name="Arial" fo:font-size="12pt" fo:font-style="normal" officeooo:rsid="003dbbca" officeooo:paragraph-rsid="003dbbca" style:font-size-asian="12pt" style:font-style-asian="normal" style:font-size-complex="14pt" style:font-style-complex="normal"/>
    </style:style>
    <style:style style:name="P67" style:family="paragraph" style:parent-style-name="Standard" style:list-style-name="L1">
      <style:paragraph-properties fo:break-before="page"/>
      <style:text-properties fo:color="#000000" style:font-name="Arial" fo:font-size="12pt" fo:font-style="normal" officeooo:rsid="0041d18e" officeooo:paragraph-rsid="0041d18e" style:font-size-asian="12pt" style:font-style-asian="normal" style:font-size-complex="14pt" style:font-style-complex="normal"/>
    </style:style>
    <style:style style:name="P68" style:family="paragraph" style:parent-style-name="Standard" style:list-style-name="L1">
      <style:paragraph-properties fo:break-before="page"/>
      <style:text-properties fo:color="#000000" style:font-name="Arial" fo:font-size="12pt" fo:font-style="normal" officeooo:rsid="00438a64" officeooo:paragraph-rsid="00438a64" style:font-size-asian="12pt" style:font-style-asian="normal" style:font-size-complex="14pt" style:font-style-complex="normal"/>
    </style:style>
    <style:style style:name="P69" style:family="paragraph" style:parent-style-name="Standard" style:list-style-name="L1">
      <style:paragraph-properties fo:break-before="page"/>
      <style:text-properties fo:color="#000000" style:font-name="Arial" fo:font-size="12pt" fo:font-style="normal" officeooo:rsid="004720eb" officeooo:paragraph-rsid="004720eb" style:font-size-asian="12pt" style:font-style-asian="normal" style:font-size-complex="14pt" style:font-style-complex="normal"/>
    </style:style>
    <style:style style:name="P70" style:family="paragraph" style:parent-style-name="Standard" style:list-style-name="L1">
      <style:paragraph-properties fo:break-before="page"/>
      <style:text-properties fo:color="#000000" style:font-name="Arial" fo:font-size="12pt" fo:font-style="normal" officeooo:rsid="0048a21a" officeooo:paragraph-rsid="0048a21a" style:font-size-asian="12pt" style:font-style-asian="normal" style:font-size-complex="14pt" style:font-style-complex="normal"/>
    </style:style>
    <style:style style:name="P71" style:family="paragraph" style:parent-style-name="Standard" style:list-style-name="L1">
      <style:paragraph-properties fo:break-before="page"/>
      <style:text-properties fo:color="#000000" style:font-name="Arial" fo:font-size="12pt" fo:font-style="normal" officeooo:rsid="004c6a83" officeooo:paragraph-rsid="004c6a83" style:font-size-asian="12pt" style:font-style-asian="normal" style:font-size-complex="14pt" style:font-style-complex="normal"/>
    </style:style>
    <style:style style:name="P72" style:family="paragraph" style:parent-style-name="Standard" style:list-style-name="L1">
      <style:paragraph-properties fo:break-before="page"/>
      <style:text-properties fo:color="#000000" style:font-name="Arial" fo:font-size="12pt" fo:font-style="normal" officeooo:rsid="004d4051" officeooo:paragraph-rsid="004d4051" style:font-size-asian="12pt" style:font-style-asian="normal" style:font-size-complex="14pt" style:font-style-complex="normal"/>
    </style:style>
    <style:style style:name="P73" style:family="paragraph" style:parent-style-name="Standard" style:list-style-name="L1">
      <style:paragraph-properties fo:break-before="page"/>
      <style:text-properties fo:color="#000000" style:font-name="Arial1" fo:font-size="14pt" fo:font-style="normal" officeooo:rsid="00352e75" officeooo:paragraph-rsid="00352e75" style:font-size-asian="14pt" style:font-style-asian="normal" style:font-size-complex="14pt" style:font-style-complex="normal"/>
    </style:style>
    <style:style style:name="P74" style:family="paragraph" style:parent-style-name="Title_20_only_7e_LT_7e_Notizen" style:list-style-name="L1">
      <style:text-properties style:font-name="Arial1"/>
    </style:style>
    <style:style style:name="P75" style:family="paragraph" style:parent-style-name="Title_20_only_7e_LT_7e_Notizen" style:list-style-name="L1">
      <style:text-properties style:font-name="Arial1" fo:font-size="12pt" officeooo:paragraph-rsid="004c6a83" style:font-size-asian="12pt" style:font-size-complex="12pt"/>
    </style:style>
    <style:style style:name="P76" style:family="paragraph" style:parent-style-name="Title_20_only_7e_LT_7e_Notizen" style:list-style-name="L1">
      <style:text-properties style:font-name="Arial1" fo:font-size="12pt" officeooo:rsid="004c6a83" officeooo:paragraph-rsid="004c6a83" style:font-size-asian="12pt" style:font-size-complex="12pt"/>
    </style:style>
    <style:style style:name="P77" style:family="paragraph" style:parent-style-name="Title_20_only_7e_LT_7e_Notizen" style:list-style-name="L1">
      <style:text-properties style:font-name="Arial1" officeooo:rsid="004d4051" officeooo:paragraph-rsid="004d4051"/>
    </style:style>
    <style:style style:name="P78" style:family="paragraph" style:parent-style-name="Title_20_only_7e_LT_7e_Notizen" style:list-style-name="L1">
      <style:paragraph-properties fo:break-before="page"/>
      <style:text-properties style:font-name="Arial1" fo:font-size="12pt" officeooo:rsid="004c6a83" officeooo:paragraph-rsid="004c6a83" style:font-size-asian="12pt" style:font-size-complex="12pt"/>
    </style:style>
    <style:style style:name="T1" style:family="text">
      <style:text-properties officeooo:rsid="001f094d"/>
    </style:style>
    <style:style style:name="T2" style:family="text">
      <style:text-properties officeooo:rsid="00211378"/>
    </style:style>
    <style:style style:name="T3" style:family="text">
      <style:text-properties officeooo:rsid="0023ca6c"/>
    </style:style>
    <style:style style:name="T4" style:family="text">
      <style:text-properties fo:color="#000000"/>
    </style:style>
    <style:style style:name="T5" style:family="text">
      <style:text-properties fo:color="#000000" style:font-name="Arial" fo:font-size="12pt" style:font-size-asian="12pt"/>
    </style:style>
    <style:style style:name="T6" style:family="text">
      <style:text-properties fo:color="#000000" style:font-name="Arial" fo:font-size="12pt" officeooo:rsid="0033b0bb" style:font-size-asian="12pt"/>
    </style:style>
    <style:style style:name="T7" style:family="text">
      <style:text-properties fo:color="#000000" style:font-name="Arial" fo:font-size="12pt" officeooo:rsid="0036da45" style:font-size-asian="12pt"/>
    </style:style>
    <style:style style:name="T8" style:family="text">
      <style:text-properties fo:color="#000000" style:font-name="Arial" fo:font-size="12pt" style:font-size-asian="12pt" style:font-size-complex="14pt"/>
    </style:style>
    <style:style style:name="T9" style:family="text">
      <style:text-properties fo:color="#000000" style:font-name="Arial" fo:font-size="12pt" officeooo:rsid="00380d80" style:font-size-asian="12pt" style:font-size-complex="14pt"/>
    </style:style>
    <style:style style:name="T10" style:family="text">
      <style:text-properties fo:color="#000000" style:font-name="Arial" fo:font-size="12pt" officeooo:rsid="003ade41" style:font-size-asian="12pt" style:font-size-complex="14pt"/>
    </style:style>
    <style:style style:name="T11" style:family="text">
      <style:text-properties fo:color="#000000" style:font-name="Arial" fo:font-size="12pt" officeooo:rsid="003b8a27" style:font-size-asian="12pt" style:font-size-complex="14pt"/>
    </style:style>
    <style:style style:name="T12" style:family="text">
      <style:text-properties fo:color="#000000" style:font-name="Arial" fo:font-size="12pt" fo:font-style="italic" fo:font-weight="bold" style:font-size-asian="12pt" style:font-style-asian="italic" style:font-weight-asian="bold"/>
    </style:style>
    <style:style style:name="T13" style:family="text">
      <style:text-properties fo:color="#000000" style:font-name="Arial" fo:font-size="12pt" fo:font-style="italic" style:font-size-asian="12pt" style:font-style-asian="italic"/>
    </style:style>
    <style:style style:name="T14" style:family="text">
      <style:text-properties fo:color="#000000" style:font-name="Arial" fo:font-size="12pt" fo:font-style="italic" officeooo:rsid="00380d80" style:font-size-asian="12pt" style:font-style-asian="italic"/>
    </style:style>
    <style:style style:name="T15" style:family="text">
      <style:text-properties fo:color="#000000" style:font-name="Arial" fo:font-size="12pt" fo:font-style="italic" style:font-size-asian="12pt" style:font-style-asian="italic" style:font-size-complex="14pt" style:font-style-complex="normal"/>
    </style:style>
    <style:style style:name="T16" style:family="text">
      <style:text-properties fo:color="#000000" style:font-name="Arial" fo:font-size="12pt" fo:font-style="italic" officeooo:rsid="00380d80" style:font-size-asian="12pt" style:font-style-asian="italic" style:font-size-complex="14pt"/>
    </style:style>
    <style:style style:name="T17" style:family="text">
      <style:text-properties fo:color="#000000" style:font-name="Arial" fo:font-size="12pt" fo:font-style="normal" officeooo:rsid="0036da45" style:font-size-asian="12pt" style:font-style-asian="normal" style:font-style-complex="normal"/>
    </style:style>
    <style:style style:name="T18" style:family="text">
      <style:text-properties fo:color="#000000" style:font-name="Arial" fo:font-size="12pt" fo:font-style="normal" officeooo:rsid="00380d80" style:font-size-asian="12pt" style:font-style-asian="normal" style:font-style-complex="normal"/>
    </style:style>
    <style:style style:name="T19" style:family="text">
      <style:text-properties fo:color="#000000" style:font-name="Arial" fo:font-size="12pt" fo:font-style="normal" style:font-size-asian="12pt" style:font-style-asian="normal" style:font-size-complex="14pt" style:font-style-complex="normal"/>
    </style:style>
    <style:style style:name="T20" style:family="text">
      <style:text-properties fo:color="#000000" style:font-name="Bitstream Charter" fo:font-size="12pt" fo:font-style="italic" style:font-size-asian="12pt" style:font-style-asian="italic"/>
    </style:style>
    <style:style style:name="T21" style:family="text">
      <style:text-properties fo:color="#000000" style:font-name="Bitstream Charter" fo:font-size="12pt" fo:font-style="italic" officeooo:rsid="0033b0bb" style:font-size-asian="12pt" style:font-style-asian="italic"/>
    </style:style>
    <style:style style:name="T22" style:family="text">
      <style:text-properties fo:color="#000000" style:font-name="Bitstream Charter" fo:font-size="12pt" fo:font-style="normal" style:font-size-asian="12pt" style:font-style-asian="normal" style:font-size-complex="14pt" style:font-style-complex="normal"/>
    </style:style>
    <style:style style:name="T23" style:family="text">
      <style:text-properties fo:color="#000000" style:font-name="Bitstream Charter" fo:font-size="12pt" fo:font-style="normal" officeooo:rsid="0036da45" style:font-size-asian="12pt" style:font-style-asian="normal" style:font-size-complex="14pt" style:font-style-complex="normal"/>
    </style:style>
    <style:style style:name="T24" style:family="text">
      <style:text-properties fo:color="#000000" style:font-name="Bitstream Charter" fo:font-size="12pt" fo:font-style="normal" officeooo:rsid="00380d80" style:font-size-asian="12pt" style:font-style-asian="normal" style:font-size-complex="14pt" style:font-style-complex="normal"/>
    </style:style>
    <style:style style:name="T25" style:family="text">
      <style:text-properties fo:color="#000000" style:font-name="Robota" fo:font-size="12pt" fo:font-style="italic" style:font-size-asian="12pt" style:font-style-asian="italic"/>
    </style:style>
    <style:style style:name="T26" style:family="text">
      <style:text-properties fo:color="#000000" style:font-name="Robota" fo:font-size="12pt" fo:font-style="italic" officeooo:rsid="0033b0bb" style:font-size-asian="12pt" style:font-style-asian="italic"/>
    </style:style>
    <style:style style:name="T27" style:family="text">
      <style:text-properties fo:color="#000000" style:font-name="Robota" fo:font-size="12pt" style:font-size-asian="12pt"/>
    </style:style>
    <style:style style:name="T28" style:family="text">
      <style:text-properties fo:color="#000000" style:font-name="Robota" fo:font-size="12pt" fo:font-style="normal" officeooo:rsid="0033b0bb" style:font-size-asian="12pt" style:font-style-asian="normal" style:font-style-complex="normal"/>
    </style:style>
    <style:style style:name="T29" style:family="text">
      <style:text-properties fo:color="#000000" style:font-name="Latin Modern Math" fo:font-size="12pt" fo:font-style="italic" style:font-size-asian="12pt" style:font-style-asian="italic"/>
    </style:style>
    <style:style style:name="T30" style:family="text">
      <style:text-properties fo:color="#000000" style:font-name="TeXGyreChorus" fo:font-size="12pt" style:font-size-asian="12pt"/>
    </style:style>
    <style:style style:name="T31" style:family="text">
      <style:text-properties fo:color="#000000" style:text-position="sub 58%" style:font-name="Arial" fo:font-size="12pt" officeooo:rsid="00380d80" style:font-size-asian="12pt" style:font-size-complex="14pt"/>
    </style:style>
    <style:style style:name="T32" style:family="text">
      <style:text-properties fo:color="#000000" style:text-position="super 58%" style:font-name="Arial" fo:font-size="12pt" style:font-size-asian="12pt" style:font-size-complex="14pt"/>
    </style:style>
    <style:style style:name="T33" style:family="text">
      <style:text-properties fo:color="#000000" fo:font-style="normal" officeooo:rsid="00352e75" style:font-style-asian="normal" style:font-style-complex="normal"/>
    </style:style>
    <style:style style:name="T3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color="#000000" fo:font-style="normal" fo:font-weight="normal" officeooo:rsid="004c6a83" style:font-style-asian="normal" style:font-weight-asian="normal" style:font-style-complex="normal" style:font-weight-complex="normal"/>
    </style:style>
    <style:style style:name="T36" style:family="text">
      <style:text-properties fo:color="#000000" fo:font-style="normal" fo:font-weight="normal" officeooo:rsid="004d4051" style:font-style-asian="normal" style:font-weight-asian="normal" style:font-style-complex="normal" style:font-weight-complex="normal"/>
    </style:style>
    <style:style style:name="T37" style:family="text">
      <style:text-properties fo:color="#000000" fo:font-style="italic" style:font-style-asian="italic"/>
    </style:style>
    <style:style style:name="T38" style:family="text">
      <style:text-properties fo:color="#000000" fo:font-size="13pt" style:font-size-asian="13pt"/>
    </style:style>
    <style:style style:name="T39" style:family="text">
      <style:text-properties fo:color="#000000" fo:font-size="13pt" officeooo:rsid="004d4051" style:font-size-asian="13pt"/>
    </style:style>
    <style:style style:name="T40" style:family="text">
      <style:text-properties fo:color="#000000" style:font-name="Arial1" fo:font-size="13pt" style:font-size-asian="13pt"/>
    </style:style>
    <style:style style:name="T41" style:family="text">
      <style:text-properties style:font-name="Arial2" fo:font-size="14pt" officeooo:rsid="001d6a2e" style:font-size-asian="14pt" style:font-size-complex="14pt"/>
    </style:style>
    <style:style style:name="T42" style:family="text">
      <style:text-properties style:font-name="Arial2" fo:font-size="14pt" officeooo:rsid="001f094d" style:font-size-asian="14pt" style:font-size-complex="14pt"/>
    </style:style>
    <style:style style:name="T43" style:family="text">
      <style:text-properties style:font-name="Arial2" fo:font-size="14pt" officeooo:rsid="00303d14" style:font-size-asian="14pt" style:font-size-complex="14pt"/>
    </style:style>
    <style:style style:name="T44" style:family="text">
      <style:text-properties officeooo:rsid="0027f068"/>
    </style:style>
    <style:style style:name="T45" style:family="text">
      <style:text-properties officeooo:rsid="00303d14"/>
    </style:style>
    <style:style style:name="T46" style:family="text">
      <style:text-properties officeooo:rsid="003186f6"/>
    </style:style>
    <style:style style:name="T47" style:family="text">
      <style:text-properties officeooo:rsid="00324ca9"/>
    </style:style>
    <style:style style:name="T48" style:family="text">
      <style:text-properties officeooo:rsid="0033b0bb"/>
    </style:style>
    <style:style style:name="T49" style:family="text">
      <style:text-properties style:text-position="0% 100%"/>
    </style:style>
    <style:style style:name="T50" style:family="text">
      <style:text-properties style:text-position="0% 100%" officeooo:rsid="004a2789"/>
    </style:style>
    <style:style style:name="T51" style:family="text">
      <style:text-properties style:text-position="0% 100%" fo:font-weight="normal" style:font-weight-asian="normal" style:font-weight-complex="normal"/>
    </style:style>
    <style:style style:name="T52" style:family="text">
      <style:text-properties officeooo:rsid="004217fc"/>
    </style:style>
    <style:style style:name="T53" style:family="text">
      <style:text-properties officeooo:rsid="0044b4ad"/>
    </style:style>
    <style:style style:name="T54" style:family="text">
      <style:text-properties style:text-position="super 58%"/>
    </style:style>
    <style:style style:name="T55" style:family="text">
      <style:text-properties style:text-position="sub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77598542004596848" text:style-name="L1">
        <text:list-item>
          <text:p text:style-name="P14">Today, I am presenting my thesis work 'Simulation Of A Simple Evolutionary System'</text:p>
        </text:list-item>
      </text:list>
      <text:p text:style-name="P1"/>
      <text:list xml:id="list193115418419631" text:continue-numbering="true" text:style-name="L1">
        <text:list-item>
          <text:p text:style-name="P57">Here is the outline of presentation</text:p>
        </text:list-item>
        <text:list-item>
          <text:p text:style-name="P15">introduce few terms and give background first</text:p>
        </text:list-item>
        <text:list-item>
          <text:p text:style-name="P15">then present these four questions that we tried to answer through this research</text:p>
        </text:list-item>
        <text:list-item>
          <text:p text:style-name="P15">question 1- distance between finite and infinite population</text:p>
        </text:list-item>
        <text:list-item>
          <text:p text:style-name="P15">question 2- oscillation in finite population</text:p>
        </text:list-item>
        <text:list-item>
          <text:p text:style-name="P15">question 3- oscillation in finite population under violation in mutation</text:p>
        </text:list-item>
        <text:list-item>
          <text:p text:style-name="P15">question 4- oscillation in finite population under violation in crossover</text:p>
        </text:list-item>
      </text:list>
      <text:p text:style-name="P2"/>
      <text:list xml:id="list193115243674544" text:continue-numbering="true" text:style-name="L1">
        <text:list-header>
          <text:p text:style-name="P58">Terms</text:p>
          <text:p text:style-name="P18"/>
        </text:list-header>
        <text:list-item>
          <text:p text:style-name="P16">Population P – collection of<text:span text:style-name="T1"> </text:span>binary string<text:span text:style-name="T1">s of length l</text:span></text:p>
        </text:list-item>
        <text:list-item>
          <text:p text:style-name="P18">population vector p – Population can be represented as vector p where p_j is proportion of string j in the population</text:p>
        </text:list-item>
        <text:list-item>
          <text:p text:style-name="P18">As shown in example, for this P, p_3 computed as 1/3</text:p>
        </text:list-item>
        <text:list-item>
          <text:p text:style-name="P18">R – set of l length binary strings</text:p>
        </text:list-item>
        <text:list-item>
          <text:p text:style-name="P18">Addition and multiplication of elements belonging to R are special <text:s/>- bitwise operations modulo 2. Few examples are shown here</text:p>
        </text:list-item>
      </text:list>
      <text:p text:style-name="P3"/>
      <text:list xml:id="list193114387765965" text:continue-numbering="true" text:style-name="L1">
        <text:list-header>
          <text:p text:style-name="P59"><text:s/>Operators</text:p>
          <text:p text:style-name="P20"/>
        </text:list-header>
        <text:list-item>
          <text:p text:style-name="P19"><text:span text:style-name="T3">selection</text:span> – use linear fitness <text:span text:style-name="T2">function</text:span> <text:span text:style-name="T3">with proportionate</text:span> selection</text:p>
        </text:list-item>
        <text:list-item>
          <text:p text:style-name="P17">we <text:span text:style-name="T1">use masked based crossover and mutation and operations occur under R</text:span></text:p>
        </text:list-item>
        <text:list-item>
          <text:p text:style-name="P20">mask - just another binary string of length l</text:p>
        </text:list-item>
        <text:list-item>
          <text:p text:style-name="P9"><text:span text:style-name="T41">crossover – </text:span><text:span text:style-name="T42">we choose two parents and exchange bits according to mask chosen to create two offspring following rule </text:span><text:span text:style-name="T5">u' = um + vm , v' = um + vm</text:span></text:p>
        </text:list-item>
        <text:list-item>
          <text:p text:style-name="P21">mutation – flip bits in string according to mask</text:p>
          <text:p text:style-name="P60">Finite population GA</text:p>
          <text:p text:style-name="P22"/>
        </text:list-item>
        <text:list-item>
          <text:p text:style-name="P22">flowchart shows finite population genetic algorithm</text:p>
        </text:list-item>
        <text:list-item>
          <text:p text:style-name="P19">start from initial population P</text:p>
        </text:list-item>
        <text:list-item>
          <text:p text:style-name="P19">two parents u and v are selected and crossed and mutated to produce offspring u' and v'</text:p>
        </text:list-item>
        <text:list-item>
          <text:p text:style-name="P19">one of u' and v' are kept with uniform probability</text:p>
        </text:list-item>
        <text:list-item>
          <text:p text:style-name="P23">when all new generation is formed, population P is replaced</text:p>
        </text:list-item>
        <text:list-item>
          <text:p text:style-name="P23">The process is repeated until some threshold is met or system stops to improve</text:p>
        </text:list-item>
      </text:list>
      <text:p text:style-name="P4"/>
      <text:list xml:id="list193115044734415" text:continue-numbering="true" text:style-name="L1">
        <text:list-header>
          <text:p text:style-name="P61">Infinite population model</text:p>
          <text:p text:style-name="P24"/>
        </text:list-header>
        <text:list-item>
          <text:p text:style-name="P24">In infinite population model, population is modeled as population vector p</text:p>
        </text:list-item>
        <text:list-item>
          <text:p text:style-name="P24">function G maps population vector p to the next generation </text:p>
        </text:list-item>
        <text:list-item>
          <text:p text:style-name="P24">where G(p_j) is probability that string j occurs in the next generation</text:p>
        </text:list-item>
        <text:list-item>
          <text:p text:style-name="P24">the sequence forms evolution of population in infinite population model</text:p>
        </text:list-item>
      </text:list>
      <text:p text:style-name="P5"/>
      <text:list xml:id="list193114007675834" text:continue-numbering="true" text:style-name="L1">
        <text:list-header>
          <text:p text:style-name="P61">History</text:p>
          <text:p text:style-name="P24"/>
        </text:list-header>
        <text:list-item>
          <text:p text:style-name="P24">Lot of people have contributed in the field of genetic algorithm</text:p>
        </text:list-item>
        <text:list-item>
          <text:p text:style-name="P24">I <text:span text:style-name="T44">have </text:span>listed only few in here</text:p>
        </text:list-item>
        <text:list-item>
          <text:p text:style-name="P24">In 1932, Haldane summarized basic population genetics models by: Wright, Fisher and Haldane himself</text:p>
        </text:list-item>
        <text:list-item>
          <text:p text:style-name="P24">Several people were working with evolution inspired algorithms in 1950s and 1960s</text:p>
        </text:list-item>
        <text:list-item>
          <text:p text:style-name="P25">In 60s and 70s, Holland and colleagues formalized and promoted population based genetic algorithms with crossover and mutation</text:p>
        </text:list-item>
        <text:list-item>
          <text:p text:style-name="P25">In 1999, in his book 'Simple genetic algorithm', Vose presented efficient methods for computing with haploid model</text:p>
          <text:p text:style-name="P62">Random Heuristic Search</text:p>
          <text:p text:style-name="P26"/>
        </text:list-item>
        <text:list-item>
          <text:p text:style-name="P26">This model <text:span text:style-name="T45">is introduced by Vose in his</text:span> book </text:p>
        </text:list-item>
        <text:list-item>
          <text:p text:style-name="P26"><text:span text:style-name="T45">O</text:span>ur work is largely based on this model</text:p>
        </text:list-item>
        <text:list-item>
          <text:p text:style-name="P26"><text:span text:style-name="T45">I</text:span>n this model, Vose defines stochastic transition rule T to map population vector p to next generation population vector p' </text:p>
        </text:list-item>
        <text:list-item>
          <text:p text:style-name="P26"><text:span text:style-name="T45">T</text:span>he sequence <text:span text:style-name="T46">shows</text:span> finite population evolution which forms Markov chain</text:p>
        </text:list-item>
        <text:list-item>
          <text:p text:style-name="P26">Since T is stochastic function, T(p) can not be predicted with certainty</text:p>
        </text:list-item>
        <text:list-item>
          <text:p text:style-name="P26">So Vose calculates expected next generation G(p)</text:p>
        </text:list-item>
        <text:list-item>
          <text:p text:style-name="P26">Vose gives variance of actual next generation population and expected next generation populations <text:span text:style-name="T47">given current generation population</text:span> as</text:p>
        </text:list-item>
        <text:list-item>
          <text:p text:style-name="P27">where r is population size</text:p>
        </text:list-item>
      </text:list>
      <text:p text:style-name="P7"/>
      <text:list xml:id="list193115226428052" text:continue-numbering="true" text:style-name="L1">
        <text:list-header>
          <text:p text:style-name="P63">Question 1</text:p>
          <text:p text:style-name="P32"/>
        </text:list-header>
        <text:list-item>
          <text:p text:style-name="P28"><text:span text:style-name="T48">Here</text:span> we are <text:span text:style-name="T48">more </text:span>interested in distance</text:p>
        </text:list-item>
        <text:list-item>
          <text:p text:style-name="P29">In next few slides, we <text:span text:style-name="T48">analyze</text:span> this equation to get <text:span text:style-name="T48">implication</text:span> about distance between finite population and infinite population</text:p>
        </text:list-item>
      </text:list>
      <text:p text:style-name="P6"/>
      <text:list xml:id="list193115258125603" text:continue-numbering="true" text:style-name="L1">
        <text:list-header>
          <text:p text:style-name="P63">Chebyshev Inequality</text:p>
          <text:p text:style-name="P32"/>
        </text:list-header>
        <text:list-item>
          <text:p text:style-name="P30">From Chebyshev inequality, we get this equation (Equation) </text:p>
        </text:list-item>
        <text:list-item>
          <text:p text:style-name="P10"><text:span text:style-name="T43">where </text:span><text:span text:style-name="T5">Є = </text:span><text:span text:style-name="T20">f</text:span><text:span text:style-name="T25">(</text:span><text:span text:style-name="T20">r</text:span><text:span text:style-name="T25">)</text:span><text:span text:style-name="T27">/√</text:span><text:span text:style-name="T20">r</text:span><text:span text:style-name="T5">, where</text:span><text:span text:style-name="T27"> </text:span><text:span text:style-name="T20">f</text:span><text:span text:style-name="T25">(</text:span><text:span text:style-name="T20">r</text:span><text:span text:style-name="T25">)</text:span><text:span text:style-name="T5"> grows arbitrarily slowly and </text:span><text:span text:style-name="T6">limit </text:span><text:span text:style-name="T21">f</text:span><text:span text:style-name="T26">(</text:span><text:span text:style-name="T21">r</text:span><text:span text:style-name="T26">) </text:span><text:span text:style-name="T28">goes to infty</text:span></text:p>
        </text:list-item>
        <text:list-item>
          <text:p text:style-name="P31">The equation implies that distance <text:s/>might decrease as 1<text:span text:style-name="T27">/√</text:span><text:span text:style-name="T20">r</text:span></text:p>
          <text:p text:style-name="P73">Population points</text:p>
          <text:p text:style-name="P37"/>
        </text:list-item>
        <text:list-item>
          <text:p text:style-name="P37">In the figure, finite populations are represented by dots in tetrahedron (for l = 2, r = 2)</text:p>
        </text:list-item>
        <text:list-item>
          <text:p text:style-name="P37">larger dots → less likely points </text:p>
        </text:list-item>
        <text:list-item>
          <text:p text:style-name="P37">smaller dots → more likely points</text:p>
        </text:list-item>
        <text:list-item>
          <text:p text:style-name="P37">Finite population → can only be at lattice points</text:p>
        </text:list-item>
        <text:list-item>
          <text:p text:style-name="P37">but infinite population → can be any where in the space</text:p>
        </text:list-item>
        <text:list-item>
          <text:p text:style-name="P56"><text:span text:style-name="T33">Vose says the closest distance between any lattice point and any point in the space is </text:span><text:span text:style-name="T4">O(1/√</text:span><text:span text:style-name="T37">r</text:span><text:span text:style-name="T4">)</text:span></text:p>
        </text:list-item>
        <text:list-item>
          <text:p text:style-name="P56"><text:span text:style-name="T33">This also suggests the distance between finite population and infinite population might decrease as </text:span><text:span text:style-name="T4">1/√</text:span><text:span text:style-name="T37">r</text:span></text:p>
          <text:p text:style-name="P33"/>
          <text:p text:style-name="P64">Jensen Inequality</text:p>
        </text:list-item>
        <text:list-item>
          <text:p text:style-name="P11"><text:span text:style-name="T23">Let Treat </text:span><text:span text:style-name="T5"><text:s/>||</text:span><text:span text:style-name="T29">τ</text:span><text:span text:style-name="T5">(</text:span><text:span text:style-name="T12">p</text:span><text:span text:style-name="T5">) − </text:span><text:span text:style-name="T30">G</text:span><text:span text:style-name="T5">(</text:span><text:span text:style-name="T12">p</text:span><text:span text:style-name="T5">)|| </text:span><text:span text:style-name="T7">as random variable </text:span><text:span text:style-name="T13">η </text:span><text:span text:style-name="T17">and convex function phi(x) = x^2</text:span></text:p>
        </text:list-item>
        <text:list-item>
          <text:p text:style-name="P34">From Jensen's Inequality on the function, the expectation of distance between finite and infinite population is given by the equation: (Equation)</text:p>
        </text:list-item>
        <text:list-item>
          <text:p text:style-name="P11"><text:span text:style-name="T23">This also suggests distance might decrease as </text:span><text:span text:style-name="T5">1/√</text:span><text:span text:style-name="T20">r</text:span></text:p>
        </text:list-item>
        <text:list-item>
          <text:p text:style-name="P36">All of 3 implications on distance are from inequalities, does it happen in practice?</text:p>
        </text:list-item>
        <text:list-item>
          <text:p text:style-name="P36">To investigate these, we setup of model which is diploid population model.</text:p>
        </text:list-item>
      </text:list>
      <text:p text:style-name="P8"/>
      <text:list xml:id="list193115397217772" text:continue-numbering="true" text:style-name="L1">
        <text:list-header>
          <text:p text:style-name="P65">Diploid Population Model</text:p>
          <text:p text:style-name="P35"/>
        </text:list-header>
        <text:list-item>
          <text:p text:style-name="P12"><text:span text:style-name="T24">We consider diploid genome </text:span><text:span text:style-name="T13">α , </text:span><text:span text:style-name="T18">with genome length</text:span><text:span text:style-name="T14"> l</text:span></text:p>
        </text:list-item>
        <text:list-item>
          <text:p text:style-name="P55"><text:span text:style-name="T22">q^n → population at generation n, q^n(</text:span><text:span text:style-name="T15">α </text:span><text:span text:style-name="T22">) -&gt; prevalence of dioloid </text:span><text:span text:style-name="T15">α <text:s/></text:span><text:span text:style-name="T19">at generation</text:span><text:span text:style-name="T15"> n</text:span></text:p>
        </text:list-item>
        <text:list-item>
          <text:p text:style-name="P53"><text:span text:style-name="T8">let t</text:span><text:span text:style-name="T31">α</text:span><text:span text:style-name="T9"> </text:span><text:span text:style-name="T8">(g) be transmission function which is probability that gamete g is produced from parent <text:s/></text:span><text:span text:style-name="T16">α. </text:span></text:p>
        </text:list-item>
        <text:list-item>
          <text:p text:style-name="P53"><text:span text:style-name="T9">T</text:span><text:span text:style-name="T8">hen th</text:span><text:span text:style-name="T11">is</text:span><text:span text:style-name="T8"> equation (Equation) </text:span><text:span text:style-name="T10">gives us next generation population</text:span></text:p>
        </text:list-item>
        <text:list-item>
          <text:p text:style-name="P54"><text:span text:style-name="T10">1</text:span><text:span text:style-name="T32">st</text:span><text:span text:style-name="T8"> part being probability of gamma0 is produced from parent </text:span><text:span text:style-name="T16">α</text:span><text:span text:style-name="T8">, </text:span></text:p>
        </text:list-item>
        <text:list-item>
          <text:p text:style-name="P54"><text:span text:style-name="T8">2</text:span><text:span text:style-name="T32">nd</text:span><text:span text:style-name="T8"> part being probability of gamma1 is produced from parent beta</text:span></text:p>
          <text:p text:style-name="P66">Reduction to Haploid Model</text:p>
        </text:list-item>
      </text:list>
      <text:p text:style-name="P39"/>
      <text:list xml:id="list193114765779046" text:continue-numbering="true" text:style-name="L1">
        <text:list-item>
          <text:p text:style-name="P38">Diploid distribution can be obtained as product of two haploid distribution as (eqn 1)</text:p>
        </text:list-item>
        <text:list-item>
          <text:p text:style-name="P38">Haploid distribution can be obtained from diploid population using (eqn 2)</text:p>
        </text:list-item>
        <text:list-item>
          <text:p text:style-name="P38">where [..] are Iverson brackets . If expression inside the bracket is true, then it is 1 or else 0</text:p>
        </text:list-item>
        <text:list-item>
          <text:p text:style-name="P38">We can express evolution eqn in terms of haploid <text:s/>distributions as (eqn 3)</text:p>
        </text:list-item>
        <text:list-item>
          <text:p text:style-name="P40">And in the matrix form, it can be expressed as (eqn 4)</text:p>
        </text:list-item>
        <text:list-item>
          <text:p text:style-name="P40">Where M g = t(g) <text:span text:style-name="T53">and we call M g as mixing matrix</text:span></text:p>
          <text:p text:style-name="P67">Specialization to Vose's Haploid Model</text:p>
          <text:p text:style-name="P41"/>
        </text:list-item>
        <text:list-item>
          <text:p text:style-name="P41">Now we have haploid model to work with, we use mutation and crossover distributions provided by Vose.</text:p>
        </text:list-item>
        <text:list-item>
          <text:p text:style-name="P41">Mu's of i are component of mutation distribution, Mu is mutation rate</text:p>
        </text:list-item>
        <text:list-item>
          <text:p text:style-name="P41">T is transpose, bold 1 is <text:span text:style-name="T52">column </text:span>vector of 1s, <text:span text:style-name="T52">l is length of string</text:span></text:p>
        </text:list-item>
        <text:list-item>
          <text:p text:style-name="P42">Similarly, Xs of i are ith component of crossover distribution, X is crossover rate</text:p>
        </text:list-item>
        <text:list-item>
          <text:p text:style-name="P42">And our transmission function becomes t(g) which is already established by Vose</text:p>
          <text:p text:style-name="P68">Walsh Basis</text:p>
          <text:p text:style-name="P43"/>
        </text:list-item>
        <text:list-item>
          <text:p text:style-name="P43">Walsh matrix <text:s/>is given by (eqn 1)</text:p>
        </text:list-item>
        <text:list-item>
          <text:p text:style-name="P43">N is cardinality of R (N = 2^l)</text:p>
        </text:list-item>
        <text:list-item>
          <text:p text:style-name="P43">We use hat to denote value in walsh basis</text:p>
        </text:list-item>
        <text:list-item>
          <text:p text:style-name="P43">Walsh transform of matrix A is given by (eqn 2)</text:p>
        </text:list-item>
        <text:list-item>
          <text:p text:style-name="P43">Walsh transform of vector w is given by (eqn 3)</text:p>
        </text:list-item>
        <text:list-item>
          <text:p text:style-name="P44">And mixing matrix in walsh basis is given by (eqn 4)</text:p>
        </text:list-item>
        <text:list-item>
          <text:p text:style-name="P44">And evolution eqn in walsh basis (eqn 5)</text:p>
          <text:p text:style-name="P69">Computational Advantages</text:p>
          <text:p text:style-name="P45"/>
        </text:list-item>
        <text:list-item>
          <text:p text:style-name="P45">Reduction to Haploid model, then specializing to Vose's haploid model simplifies computation, which otherwise for diploid case would have been computationally impractical with resources available</text:p>
        </text:list-item>
        <text:list-item>
          <text:p text:style-name="P45">Computation in walsh basis makes thing even simpler, because now we only need one mixing matrix as opposed to 2<text:span text:style-name="T54">l</text:span> </text:p>
        </text:list-item>
        <text:list-item>
          <text:p text:style-name="P46">Consider l = 14, 2<text:span text:style-name="T54">14 <text:s/></text:span><text:span text:style-name="T49">mixing matrices would require 32 TB of memory, while one mixing matrix would require only 2 GB of memory</text:span></text:p>
          <text:p text:style-name="P70"><text:span text:style-name="T49">Distance Computation</text:span></text:p>
          <text:p text:style-name="P47"><text:span text:style-name="T49"/></text:p>
        </text:list-item>
        <text:list-item>
          <text:p text:style-name="P48"><text:span text:style-name="T49">With naïve computation as shown in equation (1), <text:s/></text:span><text:span text:style-name="T50">where f is finite population and q is infinite population</text:span></text:p>
        </text:list-item>
        <text:list-item>
          <text:p text:style-name="P48"><text:span text:style-name="T49">there would be 2</text:span><text:span text:style-name="T54">l</text:span><text:span text:style-name="T49"> x 2</text:span><text:span text:style-name="T54">l </text:span><text:span text:style-name="T49">multiplication terms to be computed</text:span></text:p>
        </text:list-item>
        <text:list-item>
          <text:p text:style-name="P47"><text:span text:style-name="T49">We simplify it <text:s/>as shown in eqn (2) where it needs only 2</text:span><text:span text:style-name="T54">l</text:span><text:span text:style-name="T49"> + cardinal value of S</text:span><text:span text:style-name="T55">f</text:span><text:span text:style-name="T49"> terms</text:span></text:p>
        </text:list-item>
        <text:list-item>
          <text:p text:style-name="P49"><text:span text:style-name="T49">Sf is set of diploids that are in finite populations</text:span></text:p>
          <text:p text:style-name="P47"/>
          <text:p text:style-name="P71"><text:span text:style-name="T49">Distance Convergence</text:span></text:p>
          <text:p text:style-name="P50"><text:span text:style-name="T49"/></text:p>
        </text:list-item>
        <text:list-item>
          <text:p text:style-name="P50"><text:span text:style-name="T49">simulations run with X = 0.1 and Mu = 0.001</text:span></text:p>
        </text:list-item>
        <text:list-item>
          <text:p text:style-name="P50"><text:span text:style-name="T49">l in {4, 6, 8, 10, 12, 14}</text:span></text:p>
        </text:list-item>
        <text:list-item>
          <text:p text:style-name="P50"><text:span text:style-name="T49">N is population size</text:span></text:p>
        </text:list-item>
        <text:list-item>
          <text:p text:style-name="P50"><text:span text:style-name="T49">n is no. of generations at which distance is computed</text:span></text:p>
        </text:list-item>
        <text:list-item>
          <text:p text:style-name="P50"><text:span text:style-name="T49">Graphs show as population size increases, distance decreases, converge to infinite population</text:span></text:p>
        </text:list-item>
        <text:list-item>
          <text:p text:style-name="P50"><text:span text:style-name="T49">Graphs also show smoothing as genome length increases</text:span></text:p>
        </text:list-item>
        <text:list-item>
          <text:p text:style-name="P75"><text:span text:style-name="T35">Data shows a near linear dependence of log d on log N </text:span><text:span text:style-name="T36">and that is what we are particularly interested in</text:span></text:p>
          <text:p text:style-name="P78"><text:span text:style-name="T34">Regression</text:span></text:p>
          <text:p text:style-name="P76"><text:span text:style-name="T34"/></text:p>
        </text:list-item>
        <text:list-item>
          <text:p text:style-name="P50"><text:span text:style-name="T51">So we tried to fit data in the linear equation (1) </text:span></text:p>
        </text:list-item>
        <text:list-item>
          <text:p text:style-name="P50"><text:span text:style-name="T51">m is slope and b is y intercept</text:span></text:p>
        </text:list-item>
        <text:list-item>
          <text:p text:style-name="P50"><text:span text:style-name="T51">Regression shows m nearly equal to -0.5</text:span></text:p>
        </text:list-item>
        <text:list-item>
          <text:p text:style-name="P13"><text:span text:style-name="T40">k = e^b decreases monotonically with genome length l, and increases monotonically with generation n</text:span></text:p>
        </text:list-item>
        <text:list-item>
          <text:p text:style-name="P74"><text:span text:style-name="T38">increase in k for larger n seems to be a manifestation of the growing nonlinearity likely that the nonlinearity results partly from genetic drift experienced by finite populations </text:span></text:p>
        </text:list-item>
        <text:list-item>
          <text:p text:style-name="P74"><text:span text:style-name="T39">and </text:span><text:span text:style-name="T38">partly because predicted distance is for single step case as generation increases difference between finite population and infinite population accumulates non linearly</text:span></text:p>
        </text:list-item>
        <text:list-item>
          <text:p text:style-name="P77"><text:span text:style-name="T38">which is depicted by the following diagram</text:span></text:p>
        </text:list-item>
      </text:list>
      <text:p text:style-name="P51"/>
      <text:list xml:id="list193114317836920" text:continue-numbering="true" text:style-name="L1">
        <text:list-item>
          <text:p text:style-name="P72"><text:span text:style-name="T51">Non linearity</text:span></text:p>
        </text:list-item>
        <text:list-item>
          <text:p text:style-name="P52"><text:span text:style-name="T51">Distance between T(p) and G(p) is k1/sqrt(N), …</text:span></text:p>
        </text:list-item>
        <text:list-item>
          <text:p text:style-name="P52"><text:span text:style-name="T51">distance adds up as generation increases</text:span></text:p>
        </text:list-item>
        <text:list-item>
          <text:p text:style-name="P52"><text:span text:style-name="T5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Bitstream Charter" svg:font-family="'Bitstream Charter'" style:font-family-generic="roman"/>
    <style:font-face style:name="Caladea" svg:font-family="Caladea" style:font-family-generic="roman"/>
    <style:font-face style:name="FreeSans" svg:font-family="FreeSans" style:font-family-generic="roman"/>
    <style:font-face style:name="Latin Modern Math" svg:font-family="'Latin Modern Math'" style:font-family-generic="roman"/>
    <style:font-face style:name="Robota" svg:font-family="Robota" style:font-family-generic="roman"/>
    <style:font-face style:name="TeXGyreChorus" svg:font-family="TeXGyreChorus" style:font-family-generic="roman"/>
    <style:font-face style:name="Ubuntu" svg:font-family="Ubuntu" style:font-family-generic="roman"/>
    <style:font-face style:name="Arial1" svg:font-family="Arial" style:font-family-generic="swiss"/>
    <style:font-face style:name="FreeSans2" svg:font-family="FreeSans" style:font-family-generic="swiss"/>
    <style:font-face style:name="Caladea1" svg:font-family="Caladea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Caladea2" style:font-family-asian="Calade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Gliederung_20_1" style:display-name="Section title and description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and_20_description_7e_LT_7e_Gliederung_20_2" style:display-name="Section title and description~LT~Gliederung 2" style:family="paragraph" style:parent-style-name="Section_20_title_20_and_20_description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20_title_20_and_20_description_7e_LT_7e_Gliederung_20_3" style:display-name="Section title and description~LT~Gliederung 3" style:family="paragraph" style:parent-style-name="Section_20_title_20_and_20_description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20_title_20_and_20_description_7e_LT_7e_Gliederung_20_4" style:display-name="Section title and description~LT~Gliederung 4" style:family="paragraph" style:parent-style-name="Section_20_title_20_and_20_description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20_title_20_and_20_description_7e_LT_7e_Gliederung_20_5" style:display-name="Section title and description~LT~Gliederung 5" style:family="paragraph" style:parent-style-name="Section_20_title_20_and_20_description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Gliederung_20_6" style:display-name="Section title and description~LT~Gliederung 6" style:family="paragraph" style:parent-style-name="Section_20_title_20_and_20_description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Gliederung_20_7" style:display-name="Section title and description~LT~Gliederung 7" style:family="paragraph" style:parent-style-name="Section_20_title_20_and_20_description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Gliederung_20_8" style:display-name="Section title and description~LT~Gliederung 8" style:family="paragraph" style:parent-style-name="Section_20_title_20_and_20_description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Gliederung_20_9" style:display-name="Section title and description~LT~Gliederung 9" style:family="paragraph" style:parent-style-name="Section_20_title_20_and_20_description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Titel" style:display-name="Section title and description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and_20_description_7e_LT_7e_Untertitel" style:display-name="Section title and description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and_20_description_7e_LT_7e_Notizen" style:display-name="Section title and description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and_20_description_7e_LT_7e_Hintergrundobjekte" style:display-name="Section title and description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tion_20_title_20_and_20_description_7e_LT_7e_Hintergrund" style:display-name="Section title and description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body_7e_LT_7e_Gliederung_20_1" style:display-name="Title and body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body_7e_LT_7e_Gliederung_20_2" style:display-name="Title and body~LT~Gliederung 2" style:family="paragraph" style:parent-style-name="Title_20_and_20_body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body_7e_LT_7e_Gliederung_20_3" style:display-name="Title and body~LT~Gliederung 3" style:family="paragraph" style:parent-style-name="Title_20_and_20_body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body_7e_LT_7e_Gliederung_20_4" style:display-name="Title and body~LT~Gliederung 4" style:family="paragraph" style:parent-style-name="Title_20_and_20_body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body_7e_LT_7e_Gliederung_20_5" style:display-name="Title and body~LT~Gliederung 5" style:family="paragraph" style:parent-style-name="Title_20_and_20_body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6" style:display-name="Title and body~LT~Gliederung 6" style:family="paragraph" style:parent-style-name="Title_20_and_20_body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7" style:display-name="Title and body~LT~Gliederung 7" style:family="paragraph" style:parent-style-name="Title_20_and_20_body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8" style:display-name="Title and body~LT~Gliederung 8" style:family="paragraph" style:parent-style-name="Title_20_and_20_body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9" style:display-name="Title and body~LT~Gliederung 9" style:family="paragraph" style:parent-style-name="Title_20_and_20_body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Titel" style:display-name="Title and body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body_7e_LT_7e_Untertitel" style:display-name="Title and bod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body_7e_LT_7e_Notizen" style:display-name="Title and bod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body_7e_LT_7e_Hintergrundobjekte" style:display-name="Title and body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body_7e_LT_7e_Hintergrund" style:display-name="Title and body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only_7e_LT_7e_Gliederung_20_1" style:display-name="Title only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two_20_columns_7e_LT_7e_Gliederung_20_1" style:display-name="Title and two columns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two_20_columns_7e_LT_7e_Gliederung_20_2" style:display-name="Title and two columns~LT~Gliederung 2" style:family="paragraph" style:parent-style-name="Title_20_and_20_two_20_columns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two_20_columns_7e_LT_7e_Gliederung_20_3" style:display-name="Title and two columns~LT~Gliederung 3" style:family="paragraph" style:parent-style-name="Title_20_and_20_two_20_columns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two_20_columns_7e_LT_7e_Gliederung_20_4" style:display-name="Title and two columns~LT~Gliederung 4" style:family="paragraph" style:parent-style-name="Title_20_and_20_two_20_columns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two_20_columns_7e_LT_7e_Gliederung_20_5" style:display-name="Title and two columns~LT~Gliederung 5" style:family="paragraph" style:parent-style-name="Title_20_and_20_two_20_columns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6" style:display-name="Title and two columns~LT~Gliederung 6" style:family="paragraph" style:parent-style-name="Title_20_and_20_two_20_columns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7" style:display-name="Title and two columns~LT~Gliederung 7" style:family="paragraph" style:parent-style-name="Title_20_and_20_two_20_columns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8" style:display-name="Title and two columns~LT~Gliederung 8" style:family="paragraph" style:parent-style-name="Title_20_and_20_two_20_columns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9" style:display-name="Title and two columns~LT~Gliederung 9" style:family="paragraph" style:parent-style-name="Title_20_and_20_two_20_columns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Titel" style:display-name="Title and two columns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two_20_columns_7e_LT_7e_Untertitel" style:display-name="Title and two columns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two_20_columns_7e_LT_7e_Notizen" style:display-name="Title and two columns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two_20_columns_7e_LT_7e_Hintergrundobjekte" style:display-name="Title and two columns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two_20_columns_7e_LT_7e_Hintergrund" style:display-name="Title and two columns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in_20_point_7e_LT_7e_Gliederung_20_1" style:display-name="Main point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in_20_point_7e_LT_7e_Gliederung_20_2" style:display-name="Main point~LT~Gliederung 2" style:family="paragraph" style:parent-style-name="Main_20_point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ain_20_point_7e_LT_7e_Gliederung_20_3" style:display-name="Main point~LT~Gliederung 3" style:family="paragraph" style:parent-style-name="Main_20_point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ain_20_point_7e_LT_7e_Gliederung_20_4" style:display-name="Main point~LT~Gliederung 4" style:family="paragraph" style:parent-style-name="Main_20_point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ain_20_point_7e_LT_7e_Gliederung_20_5" style:display-name="Main point~LT~Gliederung 5" style:family="paragraph" style:parent-style-name="Main_20_point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20_point_7e_LT_7e_Gliederung_20_6" style:display-name="Main point~LT~Gliederung 6" style:family="paragraph" style:parent-style-name="Main_20_point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20_point_7e_LT_7e_Gliederung_20_7" style:display-name="Main point~LT~Gliederung 7" style:family="paragraph" style:parent-style-name="Main_20_point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20_point_7e_LT_7e_Gliederung_20_8" style:display-name="Main point~LT~Gliederung 8" style:family="paragraph" style:parent-style-name="Main_20_point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20_point_7e_LT_7e_Gliederung_20_9" style:display-name="Main point~LT~Gliederung 9" style:family="paragraph" style:parent-style-name="Main_20_point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20_point_7e_LT_7e_Titel" style:display-name="Main point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in_20_point_7e_LT_7e_Untertitel" style:display-name="Main poi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in_20_point_7e_LT_7e_Notizen" style:display-name="Main poi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in_20_point_7e_LT_7e_Hintergrundobjekte" style:display-name="Main point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in_20_point_7e_LT_7e_Hintergrund" style:display-name="Main point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ext" style:family="paragraph" style:parent-style-name="Caption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04:53:18.656964221</meta:creation-date>
    <dc:date>2017-02-13T19:31:13.294195596</dc:date>
    <meta:editing-duration>PT13H45M31S</meta:editing-duration>
    <meta:editing-cycles>35</meta:editing-cycles>
    <meta:generator>LibreOffice/4.2.8.2$Linux_X86_64 LibreOffice_project/420m0$Build-2</meta:generator>
    <meta:document-statistic meta:table-count="0" meta:image-count="0" meta:object-count="0" meta:page-count="21" meta:paragraph-count="145" meta:word-count="1480" meta:character-count="8083" meta:non-whitespace-character-count="6846"/>
  </office:meta>
</office:document-meta>
</file>